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bottom="0in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e" style:family="paragraph">
      <style:paragraph-properties fo:margin-bottom="0in"/>
    </style:style>
    <style:style style:name="P3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e" style:family="paragraph">
      <style:paragraph-properties fo:margin-bottom="0in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P8" style:parent-style-name="Normale" style:family="paragraph">
      <style:paragraph-properties fo:margin-bottom="0in"/>
    </style:style>
    <style:style style:name="T9" style:parent-style-name="Car.predefinitoparagrafo" style:family="text">
      <style:text-properties fo:font-style="italic" style:font-style-asian="italic" style:font-style-complex="italic"/>
    </style:style>
    <style:style style:name="P10" style:parent-style-name="Normale" style:family="paragraph">
      <style:paragraph-properties fo:margin-bottom="0in"/>
    </style:style>
    <style:style style:name="P11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2" style:parent-style-name="Paragrafoelenco" style:list-style-name="LFO1" style:family="paragraph">
      <style:paragraph-properties fo:margin-bottom="0in"/>
    </style:style>
    <style:style style:name="T13" style:parent-style-name="Car.predefinitoparagrafo" style:family="text">
      <style:text-properties fo:font-style="italic" style:font-style-asian="italic" style:font-style-complex="italic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Paragrafoelenco" style:list-style-name="LFO1" style:family="paragraph">
      <style:paragraph-properties fo:margin-bottom="0in"/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Paragrafoelenco" style:list-style-name="LFO1" style:family="paragraph">
      <style:paragraph-properties fo:margin-bottom="0in"/>
    </style:style>
    <style:style style:name="T19" style:parent-style-name="Car.predefinitoparagrafo" style:family="text">
      <style:text-properties fo:font-style="italic" style:font-style-asian="italic" style:font-style-complex="italic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list-style-name="LFO1" style:family="paragraph">
      <style:paragraph-properties fo:margin-bottom="0in"/>
    </style:style>
    <style:style style:name="T24" style:parent-style-name="Car.predefinitoparagrafo" style:family="text">
      <style:text-properties fo:font-style="italic" style:font-style-asian="italic" style:font-style-complex="italic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P26" style:parent-style-name="Paragrafoelenco" style:list-style-name="LFO1" style:family="paragraph">
      <style:paragraph-properties fo:margin-bottom="0in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P29" style:parent-style-name="Normale" style:family="paragraph">
      <style:paragraph-properties fo:margin-bottom="0in"/>
    </style:style>
    <style:style style:name="P30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31" style:parent-style-name="Paragrafoelenco" style:list-style-name="LFO2" style:family="paragraph">
      <style:paragraph-properties fo:margin-bottom="0in"/>
    </style:style>
    <style:style style:name="P32" style:parent-style-name="Paragrafoelenco" style:list-style-name="LFO2" style:family="paragraph">
      <style:paragraph-properties fo:margin-bottom="0in"/>
    </style:style>
    <style:style style:name="P33" style:parent-style-name="Paragrafoelenco" style:list-style-name="LFO2" style:family="paragraph">
      <style:paragraph-properties fo:margin-bottom="0in"/>
    </style:style>
    <style:style style:name="P34" style:parent-style-name="Paragrafoelenco" style:family="paragraph">
      <style:paragraph-properties fo:margin-bottom="0in"/>
    </style:style>
    <style:style style:name="P35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6" style:parent-style-name="Normale" style:family="paragraph">
      <style:paragraph-properties fo:margin-bottom="0in"/>
    </style:style>
    <style:style style:name="T37" style:parent-style-name="Car.predefinitoparagrafo" style:family="text">
      <style:text-properties fo:font-weight="bold" style:font-weight-asian="bold" style:font-weight-complex="bold"/>
    </style:style>
    <style:style style:name="P38" style:parent-style-name="Normale" style:family="paragraph">
      <style:paragraph-properties fo:margin-bottom="0in"/>
    </style:style>
    <style:style style:name="P39" style:parent-style-name="Normale" style:family="paragraph">
      <style:paragraph-properties fo:margin-bottom="0in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Paragrafoelenco" style:list-style-name="LFO3" style:family="paragraph">
      <style:paragraph-properties fo:margin-bottom="0in"/>
    </style:style>
    <style:style style:name="P42" style:parent-style-name="Paragrafoelenco" style:list-style-name="LFO3" style:family="paragraph">
      <style:paragraph-properties fo:margin-bottom="0in"/>
    </style:style>
    <style:style style:name="P43" style:parent-style-name="Paragrafoelenco" style:list-style-name="LFO3" style:family="paragraph">
      <style:paragraph-properties fo:margin-bottom="0in"/>
    </style:style>
    <style:style style:name="P44" style:parent-style-name="Paragrafoelenco" style:list-style-name="LFO3" style:family="paragraph">
      <style:paragraph-properties fo:margin-bottom="0in"/>
    </style:style>
    <style:style style:name="P45" style:parent-style-name="Paragrafoelenco" style:list-style-name="LFO3" style:family="paragraph">
      <style:paragraph-properties fo:margin-bottom="0in"/>
    </style:style>
    <style:style style:name="P46" style:parent-style-name="Normale" style:family="paragraph">
      <style:paragraph-properties fo:margin-bottom="0in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Paragrafoelenco" style:list-style-name="LFO4" style:family="paragraph">
      <style:paragraph-properties fo:margin-bottom="0in"/>
    </style:style>
    <style:style style:name="P49" style:parent-style-name="Normale" style:family="paragraph">
      <style:paragraph-properties fo:margin-bottom="0in"/>
    </style:style>
    <style:style style:name="P50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51" style:parent-style-name="Normale" style:family="paragraph">
      <style:paragraph-properties fo:margin-bottom="0in"/>
    </style:style>
    <style:style style:name="P52" style:parent-style-name="Normale" style:family="paragraph">
      <style:paragraph-properties fo:margin-bottom="0in"/>
    </style:style>
    <style:style style:name="P53" style:parent-style-name="Normale" style:family="paragraph">
      <style:paragraph-properties fo:margin-bottom="0in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fo:font-style="italic" style:font-style-asian="italic" style:font-style-complex="italic"/>
    </style:style>
    <style:style style:name="T57" style:parent-style-name="Car.predefinitoparagrafo" style:family="text">
      <style:text-properties fo:font-style="italic" style:font-style-asian="italic" style:font-style-complex="italic"/>
    </style:style>
    <style:style style:name="P58" style:parent-style-name="Normale" style:family="paragraph">
      <style:paragraph-properties fo:margin-bottom="0in"/>
    </style:style>
    <style:style style:name="P59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e" style:family="paragraph">
      <style:paragraph-properties fo:margin-bottom="0in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fo:font-style="italic" style:font-style-asian="italic" style:font-style-complex="italic"/>
    </style:style>
    <style:style style:name="P63" style:parent-style-name="Normale" style:family="paragraph">
      <style:paragraph-properties fo:margin-bottom="0in"/>
    </style:style>
    <style:style style:name="P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65" style:parent-style-name="Paragrafoelenco" style:list-style-name="LFO4" style:family="paragraph">
      <style:paragraph-properties fo:margin-bottom="0in"/>
    </style:style>
    <style:style style:name="T66" style:parent-style-name="Car.predefinitoparagrafo" style:family="text">
      <style:text-properties fo:font-weight="bold" style:font-weight-asian="bold" style:font-weight-complex="bold"/>
    </style:style>
    <style:style style:name="T67" style:parent-style-name="Car.predefinitoparagrafo" style:family="text">
      <style:text-properties fo:font-style="italic" style:font-style-asian="italic" style:font-style-complex="italic"/>
    </style:style>
    <style:style style:name="P68" style:parent-style-name="Paragrafoelenco" style:list-style-name="LFO4" style:family="paragraph">
      <style:paragraph-properties fo:margin-bottom="0in"/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T70" style:parent-style-name="Car.predefinitoparagrafo" style:family="text">
      <style:text-properties fo:font-style="italic" style:font-style-asian="italic" style:font-style-complex="italic"/>
    </style:style>
    <style:style style:name="P71" style:parent-style-name="Normale" style:family="paragraph">
      <style:paragraph-properties fo:margin-bottom="0in"/>
    </style:style>
    <style:style style:name="P72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e" style:family="paragraph">
      <style:paragraph-properties fo:margin-bottom="0in"/>
    </style:style>
    <style:style style:name="P74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75" style:parent-style-name="Normale" style:family="paragraph">
      <style:paragraph-properties fo:margin-bottom="0in"/>
    </style:style>
    <style:style style:name="T76" style:parent-style-name="Car.predefinitoparagrafo" style:family="text">
      <style:text-properties fo:font-weight="bold" style:font-weight-asian="bold" style:font-weight-complex="bold"/>
    </style:style>
    <style:style style:name="P77" style:parent-style-name="Normale" style:family="paragraph">
      <style:paragraph-properties fo:margin-bottom="0in"/>
    </style:style>
    <style:style style:name="P78" style:parent-style-name="Normale" style:family="paragraph">
      <style:paragraph-properties fo:margin-bottom="0in"/>
    </style:style>
    <style:style style:name="T79" style:parent-style-name="Car.predefinitoparagrafo" style:family="text">
      <style:text-properties fo:font-weight="bold" style:font-weight-asian="bold" style:font-weight-complex="bold"/>
    </style:style>
    <style:style style:name="P80" style:parent-style-name="Normale" style:family="paragraph">
      <style:paragraph-properties fo:margin-bottom="0in"/>
    </style:style>
    <style:style style:name="P81" style:parent-style-name="Normale" style:family="paragraph">
      <style:paragraph-properties fo:margin-bottom="0in"/>
    </style:style>
    <style:style style:name="P82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83" style:parent-style-name="Normale" style:family="paragraph">
      <style:paragraph-properties fo:margin-bottom="0in"/>
    </style:style>
    <style:style style:name="T84" style:parent-style-name="Car.predefinitoparagrafo" style:family="text">
      <style:text-properties fo:font-weight="bold" style:font-weight-asian="bold" style:font-weight-complex="bold"/>
    </style:style>
    <style:style style:name="P85" style:parent-style-name="Normale" style:family="paragraph">
      <style:paragraph-properties fo:margin-bottom="0in"/>
    </style:style>
    <style:style style:name="T86" style:parent-style-name="Car.predefinitoparagrafo" style:family="text">
      <style:text-properties fo:font-style="italic" style:font-style-asian="italic" style:font-style-complex="italic"/>
    </style:style>
    <style:style style:name="P87" style:parent-style-name="Paragrafoelenco" style:list-style-name="LFO5" style:family="paragraph">
      <style:paragraph-properties fo:margin-bottom="0in"/>
    </style:style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Paragrafoelenco" style:list-style-name="LFO5" style:family="paragraph">
      <style:paragraph-properties fo:margin-bottom="0in"/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Normale" style:family="paragraph">
      <style:paragraph-properties fo:margin-bottom="0in"/>
    </style:style>
    <style:style style:name="P92" style:parent-style-name="Normale" style:family="paragraph">
      <style:paragraph-properties fo:margin-bottom="0in"/>
    </style:style>
    <style:style style:name="P93" style:parent-style-name="Normale" style:family="paragraph">
      <style:paragraph-properties fo:margin-bottom="0in"/>
    </style:style>
    <style:style style:name="P94" style:parent-style-name="Normale" style:family="paragraph">
      <style:paragraph-properties fo:margin-bottom="0in"/>
    </style:style>
    <style:style style:name="P95" style:parent-style-name="Normale" style:family="paragraph">
      <style:paragraph-properties fo:margin-bottom="0in"/>
    </style:style>
    <style:style style:name="P96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97" style:parent-style-name="Normale" style:family="paragraph">
      <style:paragraph-properties fo:margin-bottom="0in"/>
    </style:style>
    <style:style style:name="T98" style:parent-style-name="Car.predefinitoparagrafo" style:family="text">
      <style:text-properties fo:font-weight="bold" style:font-weight-asian="bold" style:font-weight-complex="bold"/>
    </style:style>
    <style:style style:name="P99" style:parent-style-name="Normale" style:family="paragraph">
      <style:paragraph-properties fo:margin-bottom="0in"/>
    </style:style>
    <style:style style:name="T100" style:parent-style-name="Car.predefinitoparagrafo" style:family="text">
      <style:text-properties fo:font-style="italic" style:font-style-asian="italic" style:font-style-complex="italic"/>
    </style:style>
    <style:style style:name="P101" style:parent-style-name="Normale" style:family="paragraph">
      <style:paragraph-properties fo:margin-bottom="0in"/>
    </style:style>
    <style:style style:name="P102" style:parent-style-name="Normale" style:family="paragraph">
      <style:paragraph-properties fo:margin-bottom="0in"/>
    </style:style>
    <style:style style:name="P103" style:parent-style-name="Normale" style:family="paragraph">
      <style:paragraph-properties fo:margin-bottom="0in"/>
    </style:style>
    <style:style style:name="P104" style:parent-style-name="Normale" style:family="paragraph">
      <style:paragraph-properties fo:margin-bottom="0in"/>
    </style:style>
    <style:style style:name="P105" style:parent-style-name="Normale" style:family="paragraph">
      <style:paragraph-properties fo:margin-bottom="0in"/>
    </style:style>
    <style:style style:name="T10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ale" style:family="paragraph">
      <style:paragraph-properties fo:margin-bottom="0in"/>
    </style:style>
    <style:style style:name="P108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09" style:parent-style-name="Normale" style:family="paragraph">
      <style:paragraph-properties fo:margin-bottom="0in"/>
    </style:style>
    <style:style style:name="P110" style:parent-style-name="Normale" style:family="paragraph">
      <style:paragraph-properties fo:margin-bottom="0in"/>
    </style:style>
    <style:style style:name="P111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12" style:parent-style-name="Normale" style:family="paragraph">
      <style:paragraph-properties fo:margin-bottom="0in"/>
    </style:style>
    <style:style style:name="P113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14" style:parent-style-name="Normale" style:family="paragraph">
      <style:paragraph-properties fo:margin-bottom="0in"/>
    </style:style>
    <style:style style:name="T115" style:parent-style-name="Car.predefinitoparagrafo" style:family="text">
      <style:text-properties fo:font-weight="bold" style:font-weight-asian="bold" style:font-weight-complex="bold"/>
    </style:style>
    <style:style style:name="P116" style:parent-style-name="Normale" style:family="paragraph">
      <style:paragraph-properties fo:margin-bottom="0in"/>
    </style:style>
    <style:style style:name="T117" style:parent-style-name="Car.predefinitoparagrafo" style:family="text">
      <style:text-properties fo:font-style="italic" style:font-style-asian="italic" style:font-style-complex="italic"/>
    </style:style>
    <style:style style:name="P118" style:parent-style-name="Normale" style:family="paragraph">
      <style:paragraph-properties fo:margin-bottom="0in"/>
    </style:style>
    <style:style style:name="P119" style:parent-style-name="Normale" style:family="paragraph">
      <style:paragraph-properties fo:margin-bottom="0in"/>
    </style:style>
    <style:style style:name="T120" style:parent-style-name="Car.predefinitoparagrafo" style:family="text">
      <style:text-properties fo:font-weight="bold" style:font-weight-asian="bold" style:font-weight-complex="bold"/>
    </style:style>
    <style:style style:name="P121" style:parent-style-name="Normale" style:family="paragraph">
      <style:paragraph-properties fo:margin-bottom="0in"/>
    </style:style>
    <style:style style:name="T12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Normale" style:family="paragraph">
      <style:paragraph-properties fo:margin-bottom="0in"/>
    </style:style>
  </office:automatic-styles>
  <office:body>
    <office:text text:use-soft-page-breaks="true">
      <text:p text:style-name="P1">Il modello relazionale</text:p>
      <text:p text:style-name="P2"/>
      <text:p text:style-name="P3">Definizione</text:p>
      <text:p text:style-name="P4">Il<text:s/><text:span text:style-name="T5">modello relazionale</text:span><text:s/>si basa sul concetto matematico di<text:s/><text:span text:style-name="T6">relazione</text:span>, dove ogni relazione è rappresentata in modo informale per mezzo di una<text:s/><text:span text:style-name="T7">tabella</text:span>.<text:s/></text:p>
      <text:p text:style-name="P8">E’ stato proposto da E.F. Codd nel 1970 per elevale il livello di astrazione rispetto ai modelli precedenti, introducendo<text:s/>l’<text:span text:style-name="T9">indipendenza dei dati</text:span>.</text:p>
      <text:p text:style-name="P10"/>
      <text:p text:style-name="P11">Definizioni delle tabelle</text:p>
      <text:list text:style-name="LFO1" text:continue-numbering="true">
        <text:list-item>
          <text:p text:style-name="P12">Le<text:s/><text:span text:style-name="T13">colonne</text:span><text:s/>della tabella si chiamano<text:s/><text:span text:style-name="T14">attributi</text:span>.</text:p>
        </text:list-item>
        <text:list-item>
          <text:p text:style-name="P15">L’<text:span text:style-name="T16">insieme di valori ammissibili</text:span><text:s/>per quel determinato attributo è detto<text:s/><text:span text:style-name="T17">dominio</text:span>.</text:p>
        </text:list-item>
        <text:list-item>
          <text:p text:style-name="P18">Le<text:s/><text:span text:style-name="T19">righe</text:span><text:s/>della tabella sono le singole<text:s/><text:span text:style-name="T20">istanze</text:span>, sono chiamate anche<text:s/><text:span text:style-name="T21">n-uple</text:span><text:s/>o<text:s/><text:span text:style-name="T22">t-uple</text:span>.</text:p>
        </text:list-item>
        <text:list-item>
          <text:p text:style-name="P23">Il<text:s/><text:span text:style-name="T24">numero di n-uple</text:span><text:s/>della relazione è detto<text:s/><text:span text:style-name="T25">cardinalità</text:span>.</text:p>
        </text:list-item>
        <text:list-item>
          <text:p text:style-name="P26">Il<text:s/><text:span text:style-name="T27">numero di attributi</text:span><text:s/>della relazione è detto<text:s/><text:span text:style-name="T28">grado</text:span>.</text:p>
        </text:list-item>
      </text:list>
      <text:p text:style-name="P29"/>
      <text:p text:style-name="P30">Proprietà</text:p>
      <text:list text:style-name="LFO2" text:continue-numbering="true">
        <text:list-item>
          <text:p text:style-name="P31">Non è definito alcun ordinamento fra le n-uple.</text:p>
        </text:list-item>
        <text:list-item>
          <text:p text:style-name="P32">Le n-uple sono tutte diverse tra le altre,<text:s/>poiché<text:s/>negli insiemi non ci sono duplicati.</text:p>
        </text:list-item>
        <text:list-item>
          <text:p text:style-name="P33">Al tempo stesso, ciascuna<text:s/>n-upla è, al proprio interno, ordinata: l'i-esimo valore di ciascuna proviene dall'i-esimo dominio.</text:p>
        </text:list-item>
      </text:list>
      <text:p text:style-name="P34"/>
      <text:p text:style-name="P35">Riferimenti tra relazioni</text:p>
      <text:p text:style-name="P36">Il modello relazionale è basato sui<text:s/><text:span text:style-name="T37">valori</text:span>, dove i riferimenti tra dati in relazioni diverse sono rappresentati per mezzo di valori dei domini.</text:p>
      <text:p text:style-name="P38"/>
      <text:p text:style-name="P39"><text:span text:style-name="T40">Vantaggi</text:span>:</text:p>
      <text:list text:style-name="LFO3" text:continue-numbering="true">
        <text:list-item>
          <text:p text:style-name="P41">Indipendenza della struttura fisica.</text:p>
        </text:list-item>
        <text:list-item>
          <text:p text:style-name="P42">Rappresentiamo solo ciò che è rilevante ai fini dell’applicazione.</text:p>
        </text:list-item>
        <text:list-item>
          <text:p text:style-name="P43">L’utente finale e il programmatore vedono gli stessi dati.</text:p>
        </text:list-item>
        <text:list-item>
          <text:p text:style-name="P44">Dati più portatili da un sistema all’altro.</text:p>
        </text:list-item>
        <text:list-item>
          <text:p text:style-name="P45">Legame non orientato, possiamo sportarci tra una tabella e l’altra con bidirezione.</text:p>
        </text:list-item>
      </text:list>
      <text:p text:style-name="P46"><text:span text:style-name="T47">Svantaggio</text:span>:</text:p>
      <text:list text:style-name="LFO4" text:continue-numbering="true">
        <text:list-item>
          <text:p text:style-name="P48">I valori a differenza dei puntatori, sono più lenti nell’elaborazione.</text:p>
        </text:list-item>
      </text:list>
      <text:p text:style-name="P49"/>
      <text:p text:style-name="P50">Assenza di valore</text:p>
      <text:p text:style-name="P51">E’ possibile che alcune informazioni non siano disponibili per tutte le -uple della relazione.</text:p>
      <text:p text:style-name="P52">Ad esempio: Studente(Matricola,Cognome,DataNascita,Telefono,AnnoLaurea). L’AnnoLaurea potrebbe non esistere al momento dell’inserimento di uno studente.</text:p>
      <text:p text:style-name="P53">Il problema può essere risolto con un valore speciale denominato<text:s/><text:span text:style-name="T54">valore nullo</text:span><text:s/>(<text:span text:style-name="T55">NULL</text:span>). Esso può significare<text:s/><text:span text:style-name="T56">valore sconosciuto</text:span><text:s/>o<text:s/><text:span text:style-name="T57">valore inesistente</text:span><text:s/>e non fa parte di nessun dominio.</text:p>
      <text:p text:style-name="P58"/>
      <text:p text:style-name="P59">Vincoli di integrità</text:p>
      <text:p text:style-name="P60">I<text:s/><text:span text:style-name="T61">vincoli d’integrità</text:span><text:s/>definiscono delle regole di<text:s/><text:span text:style-name="T62">correttezza</text:span><text:s/>dei dati memorizzati in una base di dati, proprietà che deve essere soddisfatta da tutte le istanze corrette della base di dati.</text:p>
      <text:p text:style-name="P63"/>
      <text:p text:style-name="P64">Tipi di vincolo</text:p>
      <text:soft-page-break/>
      <text:list text:style-name="LFO4" text:continue-numbering="true">
        <text:list-item>
          <text:p text:style-name="P65"><text:span text:style-name="T66">Vincolo intra-relazionale</text:span>, definiti sugli attributi di<text:s/><text:span text:style-name="T67">una sola relazione</text:span><text:s/>(esempi: vincoli di unicità, vincolo di dominio e di n-upla).</text:p>
        </text:list-item>
        <text:list-item>
          <text:p text:style-name="P68"><text:span text:style-name="T69">Vincoli inter-relazionale</text:span>, definiti su<text:s/><text:span text:style-name="T70">più relazioni</text:span><text:s/>contemporaneamente (esempio: vincolo d’integrità referenziale).</text:p>
        </text:list-item>
      </text:list>
      <text:p text:style-name="P71"/>
      <text:p text:style-name="P72">Vincoli intra-relazionali</text:p>
      <text:p text:style-name="P73"/>
      <text:p text:style-name="P74">Vincoli di tupla</text:p>
      <text:p text:style-name="P75">Un<text:s/><text:span text:style-name="T76">vincolo di tupla</text:span><text:s/>è un vincolo che può essere valutato su ciascuna tupla indipendentemente dalle altre.</text:p>
      <text:p text:style-name="P77">Esempio: (NOT (Lode = 'lode')) OR (Voto = 30). Il vincolo indica che è ammissibile la lode solo se il voto è pari a 30.</text:p>
      <text:p text:style-name="P78">Un<text:s/><text:span text:style-name="T79">vincolo di dominio</text:span><text:s/>è un particolare vincolo di tupla, definito con riferimenti ai singoli valori.</text:p>
      <text:p text:style-name="P80">Esempio: (Voto &gt; 18) AND (Voto &lt; 30).</text:p>
      <text:p text:style-name="P81"/>
      <text:p text:style-name="P82">Chiavi</text:p>
      <text:p text:style-name="P83">Una<text:s/><text:span text:style-name="T84">chiave</text:span><text:s/>è un insieme di attributi utilizzato per identificare univocamente le tuple di una relazione.</text:p>
      <text:p text:style-name="P85"><text:span text:style-name="T86">Definizione formale</text:span>: in insieme K di attributi è chiave di una relazione r se:</text:p>
      <text:list text:style-name="LFO5" text:continue-numbering="true">
        <text:list-item>
          <text:p text:style-name="P87">La relazione r non contiene due n-uple distinte con gli stessi valori per K (<text:span text:style-name="T88">univocità</text:span>).</text:p>
        </text:list-item>
        <text:list-item>
          <text:p text:style-name="P89">K è<text:s/><text:span text:style-name="T90">minimale</text:span>, cioè non esistono sottoinsiemi propri di k ancora univoci.</text:p>
        </text:list-item>
      </text:list>
      <text:p text:style-name="P91"/>
      <text:p text:style-name="P92">Esempi:</text:p>
      <text:p text:style-name="P93">{Matricola} è univoco e minimale, quindi è chiave.</text:p>
      <text:p text:style-name="P94">{Nome, Cognome, DataNascita} è univoco e minimale (nessuno dei suoi sottoinsiemi è univoco), quindi è chiave.</text:p>
      <text:p text:style-name="P95"/>
      <text:p text:style-name="P96">Superchiavi</text:p>
      <text:p text:style-name="P97">Esistono combinazioni più grandi, cioè che contengono più attributi di quelli che servono per fare una chiave. Essi sono detti<text:s/><text:span text:style-name="T98">superchiavi</text:span>.</text:p>
      <text:p text:style-name="P99"><text:span text:style-name="T100">Definizione formale</text:span>: un insieme K di attributi è superchiave di una relazione se la relazione r non contiene due n-uple distinte con gli stessi valori di k (univocità).<text:s/><text:line-break/>Se è rispettata solo la condizione di univocità della definizione di chiave.</text:p>
      <text:p text:style-name="P101"/>
      <text:p text:style-name="P102">Esempio:</text:p>
      <text:p text:style-name="P103">{Matricola, Nome} è univoco, ma non minimale, quindi è una superchiave, ma non è una chiave. Se togliessi l’attributo Nome, l’attributo Matricola è univoco ancora e minimale.</text:p>
      <text:p text:style-name="P104"/>
      <text:p text:style-name="P105"><text:span text:style-name="T106">NOTA</text:span>: è univoco e minimale non è sempre una proprietà generale, bisogna anche dar conto alla semantica degli attributi.</text:p>
      <text:p text:style-name="P107"/>
      <text:p text:style-name="P108">Chiave primaria</text:p>
      <text:p text:style-name="P109">Una chiave primaria è una chiave di riferimento che non ammette valori nulli (vincolo di chiave primaria).<text:s/><text:line-break/>Le altre chiavi, dette chiavi candidate, possono ammettere valori nulli.</text:p>
      <text:p text:style-name="P110"/>
      <text:p text:style-name="P111">Vincoli inter-relazionali</text:p>
      <text:p text:style-name="P112"/>
      <text:p text:style-name="P113">Vincoli d’integrità referenziale</text:p>
      <text:p text:style-name="P114">I<text:s/><text:span text:style-name="T115">vincoli d’integrità referenziale</text:span><text:s/>ci permettono legare valori contenuti all’interno di tabelle diverse.</text:p>
      <text:soft-page-break/>
      <text:p text:style-name="P116"><text:span text:style-name="T117">Definizione formale</text:span>: vincolo di integrità referenziale fra un insieme di attributi X di una relazione R1<text:s/>e un'altra relazione R2<text:s/>è soddisfatto se i valori su X di ciascuna tupla dell'istanza di R1<text:s/>compaiono come valori della chiave (primaria) dell'istanza di R2.</text:p>
      <text:p text:style-name="P118"/>
      <text:p text:style-name="P119">L’insieme di attributi di X di R1 costituisce una<text:s/><text:span text:style-name="T120">chiave esterna</text:span><text:s/>di S.</text:p>
      <text:p text:style-name="P121"><text:span text:style-name="T122">NOTA</text:span>: la chiave esterna non è univoca, è chiave primaria di R1, ma non di R2 poiché può ripetersi.</text:p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DONNARUMMA</meta:initial-creator>
    <dc:creator>GERARDO DONNARUMMA</dc:creator>
    <meta:creation-date>2020-02-01T10:31:00Z</meta:creation-date>
    <dc:date>2020-02-02T10:11:00Z</dc:date>
    <meta:template xlink:href="Normal" xlink:type="simple"/>
    <meta:editing-cycles>1</meta:editing-cycles>
    <meta:editing-duration>PT30120S</meta:editing-duration>
    <meta:document-statistic meta:page-count="3" meta:paragraph-count="9" meta:word-count="728" meta:character-count="4873" meta:row-count="34" meta:non-whitespace-character-count="4154"/>
  </office:meta>
</office:document-meta>
</file>